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9.737cm" fo:margin-left="0.328cm" fo:margin-right="6.936cm" table:align="margins" style:shadow="none"/>
    </style:style>
    <style:style style:name="表格1.A" style:family="table-column">
      <style:table-column-properties style:column-width="9.737cm" style:rel-column-width="5520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9.543cm" table:align="margins"/>
    </style:style>
    <style:style style:name="表格2.A" style:family="table-column">
      <style:table-column-properties style:column-width="3.154cm" style:rel-column-width="1788*"/>
    </style:style>
    <style:style style:name="表格2.B" style:family="table-column">
      <style:table-column-properties style:column-width="6.389cm" style:rel-column-width="3622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ext_20_body">
      <style:paragraph-properties fo:margin-top="0cm" fo:margin-bottom="0cm"/>
      <style:text-properties fo:color="#000000" style:font-name-asian="Arial1" style:font-size-asian="16pt" style:font-weight-asian="bold"/>
    </style:style>
    <style:style style:name="P5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table:number-columns-spanned="2" office:value-type="string">
                  <text:p text:style-name="P4">牧泰莱电路技术有限公司产品标签</text:p>
                  <text:p text:style-name="Table_20_Contents"/>
                </table:table-cell>
                <table:covered-table-cell/>
              </table:table-row>
              <table:table-row>
                <table:table-cell table:style-name="表格2.A2" office:value-type="string">
                  <text:p text:style-name="Table_20_Contents">物料长代码</text:p>
                </table:table-cell>
                <table:table-cell table:style-name="表格2.B2" office:value-type="string">
                  <text:p text:style-name="P5">/Order No. </text:p>
                </table:table-cell>
              </table:table-row>
              <table:table-row>
                <table:table-cell table:style-name="表格2.A2" office:value-type="string">
                  <text:p text:style-name="Table_20_Contents">物料名称 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规格型号 <text:s/>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数 <text:s text:c="7"/>量 <text:s/>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订单号码 <text:s/>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送货日期 <text:s/>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7:18:14.17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9" meta:word-count="24" meta:character-count="91"/>
  </office:meta>
</office:document-meta>
</file>